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74b7"/>
    </style:style>
    <style:style style:name="P2" style:family="paragraph" style:parent-style-name="Standard">
      <style:text-properties officeooo:rsid="000c74b7" officeooo:paragraph-rsid="000c74b7"/>
    </style:style>
    <style:style style:name="P3" style:family="paragraph" style:parent-style-name="Standard">
      <style:text-properties officeooo:paragraph-rsid="000d95ac"/>
    </style:style>
    <style:style style:name="T1" style:family="text">
      <style:text-properties officeooo:rsid="000c74b7"/>
    </style:style>
    <style:style style:name="T2" style:family="text">
      <style:text-properties officeooo:rsid="000d95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IF NOT EXISTS <text:span text:style-name="T1">Albuns</text:span>;</text:p>
      <text:p text:style-name="P1">USE <text:span text:style-name="T1">Albuns</text:span>;</text:p>
      <text:p text:style-name="Standard"/>
      <text:p text:style-name="P1">CREATE TABLE <text:span text:style-name="T1">Artista</text:span>(</text:p>
      <text:p text:style-name="Standard"><text:s text:c="4"/><text:span text:style-name="T1">artista_id</text:span> <text:span text:style-name="T1">INT </text:span>primary key <text:span text:style-name="T2">AUTO_INCREMENT</text:span>,</text:p>
      <text:p text:style-name="Standard"><text:s text:c="4"/>nome VARCHAR(100) <text:span text:style-name="T2">NOT NULL</text:span></text:p>
      <text:p text:style-name="Standard">);</text:p>
      <text:p text:style-name="Standard"/>
      <text:p text:style-name="Standard">INSERT INTO setor(<text:span text:style-name="T1">artista</text:span>_id, nome) VALUES(‘<text:span text:style-name="T1">1’</text:span>, '<text:span text:style-name="T1">A</text:span>');</text:p>
      <text:p text:style-name="P1">INSERT INTO setor(<text:span text:style-name="T1">artista</text:span>_id, nome) VALUES (2, '<text:span text:style-name="T1">B</text:span>');</text:p>
      <text:p text:style-name="Standard"/>
      <text:p text:style-name="Standard"/>
      <text:p text:style-name="P1">CREATE TABLE <text:span text:style-name="T1">EstiloMusical</text:span>(</text:p>
      <text:p text:style-name="P3"><text:s/><text:tab/><text:span text:style-name="T1">estilo_id </text:span><text:span text:style-name="T2">INT PRIMARY KEY AUTO_INCREMENT0</text:span><text:span text:style-name="T1">,</text:span></text:p>
      <text:p text:style-name="P1"><text:tab/><text:span text:style-name="T1">nome VARCHART(100) </text:span><text:span text:style-name="T2">NOT NULL</text:span><text:span text:style-name="T1">,</text:span></text:p>
      <text:p text:style-name="P1">);</text:p>
      <text:p text:style-name="P1"/>
      <text:p text:style-name="P1">INSERT INTO setor(<text:span text:style-name="T1">estilo_id, nome</text:span>) VALUES(‘<text:span text:style-name="T1">a’</text:span>, '<text:span text:style-name="T1">A</text:span>', ...);</text:p>
      <text:p text:style-name="P1">…;</text:p>
      <text:p text:style-name="P1"/>
      <text:p text:style-name="P1">CREATE TABLE album(</text:p>
      <text:p text:style-name="P1"><text:s text:c="8"/>album_id INT PRIMARY KEY AUTO_INCREMENT,</text:p>
      <text:p text:style-name="P1"><text:s text:c="8"/>titulo VARCHAR(50) NOT NULL,</text:p>
      <text:p text:style-name="P1"><text:s text:c="8"/>preço INT NOT NULL,</text:p>
      <text:p text:style-name="P1"><text:s text:c="8"/>estilo_id INT NOT NULL,</text:p>
      <text:p text:style-name="P1"><text:s text:c="8"/>artista_id INT NOT NULL,</text:p>
      <text:p text:style-name="P1"><text:s text:c="8"/>FOREIGN KEY (estilo_id) REFERENCES estilo_musical (estilo_id),</text:p>
      <text:p text:style-name="P1"><text:s text:c="8"/>FOREIGN KEY (artista_id) REFERENCES artista (artista_id)</text:p>
      <text:p text:style-name="P1"><text:s text:c="4"/>)</text:p>
      <text:p text:style-name="P1"/>
      <text:p text:style-name="P1">INSERT INTO setor(<text:span text:style-name="T1">album_id, artista</text:span>_id, <text:span text:style-name="T1">titulo, preco, estilo_id</text:span>) VALUES(‘<text:span text:style-name="T1">1’</text:span>, '<text:span text:style-name="T1">A</text:span>', ...);</text:p>
      <text:p text:style-name="P1">…;</text:p>
      <text:p text:style-name="P1"/>
      <text:p text:style-name="P1">CREATE TABLE cancao(</text:p>
      <text:p text:style-name="P1"><text:s text:c="8"/>cancao_id INT PRIMARY KEY AUTO_INCREMENT,</text:p>
      <text:p text:style-name="P1"><text:s text:c="8"/>nome VARCHAR(50) NOT NULL,</text:p>
      <text:p text:style-name="P1"><text:s text:c="8"/>album_id INT NOT NULL,</text:p>
      <text:p text:style-name="P1"><text:s text:c="8"/>FOREIGN KEY (album_id) REFERENCES album (album_id)</text:p>
      <text:p text:style-name="P1"><text:s text:c="4"/>);</text:p>
      <text:p text:style-name="P1"/>
      <text:p text:style-name="P1">INSERT INTO setor(<text:span text:style-name="T2">cancao_id, nome, album_id</text:span>) VALUES(‘<text:span text:style-name="T2">a</text:span><text:span text:style-name="T1">’</text:span>, '<text:span text:style-name="T1">A</text:span>', ‘<text:span text:style-name="T2">B’</text:span> );</text:p>
      <text:p text:style-name="P1">…;</text:p>
      <text:p text:style-name="P1"/>
      <text:p text:style-name="P1"/>
      <text:p text:style-name="Standard"/>
      <text:p text:style-name="Standard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7:00:02.722514368</meta:creation-date>
    <dc:date>2022-03-02T17:16:57.842626187</dc:date>
    <meta:editing-duration>PT5M4S</meta:editing-duration>
    <meta:editing-cycles>1</meta:editing-cycles>
    <meta:document-statistic meta:table-count="0" meta:image-count="0" meta:object-count="0" meta:page-count="1" meta:paragraph-count="34" meta:word-count="136" meta:character-count="1106" meta:non-whitespace-character-count="892"/>
    <meta:generator>LibreOffice/6.4.7.2$Linux_X86_64 LibreOffice_project/40$Build-2</meta:generator>
  </office:meta>
</office:document-meta>
</file>